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physical switches</text:p>
          </table:table-cell>
          <table:table-cell office:value-type="string">
            <text:p>physical rules</text:p>
          </table:table-cell>
          <table:table-cell office:value-type="string">
            <text:p>virtual composition</text:p>
          </table:table-cell>
          <table:table-cell office:value-type="string">
            <text:p>physical mapping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+4+7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32+8+15</text:p>
          </table:table-cell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52+16+31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88+32+63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156+64+127</text:p>
          </table:table-cell>
          <table:table-cell office:value-type="float" office:value="92">
            <text:p>92</text:p>
          </table:table-cell>
          <table:table-cell office:value-type="float" office:value="248">
            <text:p>248</text:p>
          </table:table-cell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4T14:24:29</meta:creation-date>
    <dc:date>2015-12-14T14:34:45</dc:date>
    <dc:creator>Messaoud AOUADJ</dc:creator>
    <meta:editing-duration>P0D</meta:editing-duration>
    <meta:editing-cycles>1</meta:editing-cycles>
    <meta:document-statistic meta:table-count="3" meta:cell-count="24" meta:object-count="0"/>
    <meta:generator>LibreOffice/3.5$Linux_X86_64 LibreOffice_project/350m1$Build-2</meta:generator>
  </office:meta>
</office:document-meta>
</file>